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O BELIEVER SHOULD BE JUDGED BY ANOTHER BELIEVER DOWN HERE (14:1-8, 13-23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NO BELIEVER SHOULD BE JUDGED BY ANOTHER BELIEVER DOWN HERE (14:1-8, 13-23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e are not to criticize others' legalism (14:1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e are not to criticize others' legalism (14:1-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ules (14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ules (14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Don't judge in matters of diet (14:1-4, 6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Don't judge in matters of days (14:5-6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e are not to criticize others' legalism (14:1-8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ules (14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ason (14:7-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NO BELIEVER SHOULD BE JUDGED BY ANOTHER BELIEVER DOWN HERE (14:1-8, 13-23).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e are not to criticize others' legalism (14:1-8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e are not to corrupt our liberty (14:13-2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We are not to corrupt our liberty (14:13-23).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mature Christian is not to become a stumbling block (14:13-18).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mature Christian is not to become a stumbling block (14:13-18).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is not to permit good and lawful things to be viewed as evil and lawless (14:13-1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is not to forget that love is more important than personal liberties (14:17-1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We are not to corrupt our liberty (14:13-23).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ature Christian is not to become a stumbling block (14:13-18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ature Christian is to become a stepping-stone (14:19-23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NO BELIEVER SHOULD BE JUDGED BY ANOTHER BELIEVER DOWN HERE (14:1-8, 13-23).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We are not to criticize others' legalism (14:1-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We are not to corrupt our liberty (14:13-2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OMANS 14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NO BELIEVER SHOULD BE JUDGED BY ANOTHER BELIEVER DOWN HERE (14:1-8, 13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EVERY BELIEVER WILL BE JUDGED BY THE SAVIOR UP THERE (14:9-12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RY BELIEVER WILL BE JUDGED BY THE SAVIOR UP THERE (14:9-12).<text:s text:c="1"/></text:span><text:span text:style-name="a577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foundation of this judgment (14: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forbearance in light of this judgment (14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features of this judgment (14:11-12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features of this judgment (14:11-12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very knee will bow (14:11a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Every tongue will confess (14:11b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ryone will give an account to the Lord (14:12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RY BELIEVER WILL BE JUDGED BY THE SAVIOR UP THERE (14:9-12).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foundation of this judgment (14: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forbearance in light of this judgment (14: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eatures of this judgment (14:11-12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ROMANS 14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NO BELIEVER SHOULD BE JUDGED BY ANOTHER BELIEVER DOWN HERE (14:1-8, 13-2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EVERY BELIEVER WILL BE JUDGED BY THE SAVIOR UP THERE (14:9-12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4</dc:title>
    <meta:initial-creator>David STRICKLAND</meta:initial-creator>
    <dc:creator>David STRICKLAND</dc:creator>
    <meta:creation-date>2020-02-22T17:41:10Z</meta:creation-date>
    <dc:date>2020-02-22T17:41:10Z</dc:date>
    <meta:template xlink:href="BibleStudy" xlink:type="simple"/>
    <meta:editing-cycles>1</meta:editing-cycles>
    <meta:editing-duration>PT0S</meta:editing-duration>
    <meta:document-statistic meta:paragraph-count="44" meta:word-count="484"/>
  </office:meta>
</office:document-meta>
</file>